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23800002305000012CD47F79D8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strategy-title">
      <style:graphic-properties draw:auto-grow-height="true" fo:min-height="3.506cm"/>
    </style:style>
    <style:style style:name="pr2" style:family="presentation" style:parent-style-name="prs-strategy-subtitle">
      <style:graphic-properties draw:fill-color="#ffffff" draw:auto-grow-height="true" fo:min-height="7.284cm"/>
    </style:style>
    <style:style style:name="pr3" style:family="presentation" style:parent-style-name="prs-strategy-notes">
      <style:graphic-properties draw:fill-color="#ffffff" draw:auto-grow-height="true" fo:min-height="11.409cm"/>
    </style:style>
    <style:style style:name="pr4" style:family="presentation" style:parent-style-name="prs-strategy-title">
      <style:graphic-properties fo:min-height="3.506cm"/>
    </style:style>
    <style:style style:name="pr5" style:family="presentation" style:parent-style-name="prs-strategy-outline1">
      <style:graphic-properties fo:min-height="7.538cm"/>
    </style:style>
    <style:style style:name="pr6" style:family="presentation" style:parent-style-name="prs-strategy-notes">
      <style:graphic-properties draw:fill-color="#ffffff" fo:min-height="11.409cm"/>
    </style:style>
    <style:style style:name="pr7" style:family="presentation" style:parent-style-name="prs-strategy-outline1">
      <style:graphic-properties fo:min-height="12.18cm"/>
    </style:style>
    <style:style style:name="pr8" style:family="presentation" style:parent-style-name="prs-strategy-outline1">
      <style:graphic-properties draw:auto-grow-height="true" fo:min-height="12.18cm"/>
    </style:style>
    <style:style style:name="pr9" style:family="presentation" style:parent-style-name="prs-strategy-title">
      <style:graphic-properties fo:min-height="2.723cm"/>
    </style:style>
    <style:style style:name="P1" style:family="paragraph">
      <style:text-properties fo:font-size="24pt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0">
        <draw:frame presentation:style-name="pr1" draw:layer="layout" svg:width="23.911cm" svg:height="3.506cm" svg:x="2.058cm" svg:y="0.325cm" presentation:class="title" presentation:user-transformed="true">
          <draw:text-box>
            <text:p>High Availability Clustering<text:line-break/>with <text:span text:style-name="T1">Pacemaker, Corosync, DRBD</text:span></text:p>
          </draw:text-box>
        </draw:frame>
        <draw:frame presentation:style-name="pr2" draw:layer="layout" svg:width="23.548cm" svg:height="7.284cm" svg:x="3.023cm" svg:y="6.178cm" presentation:class="subtitle" presentation:user-transformed="true">
          <draw:text-box>
            <text:p>der.hans</text:p>
            <text:p>ScaLE 11x</text:p>
            <text:p>2013Feb24, 16:30</text:p>
            <text:p>Hilton LAX, Century AB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What is High Availability (HA)?</text:p>
          </draw:text-box>
        </draw:frame>
        <draw:frame presentation:style-name="pr5" draw:layer="layout" svg:width="23.548cm" svg:height="7.538cm" svg:x="3.023cm" svg:y="6.178cm" presentation:class="outline" presentation:user-transformed="true">
          <draw:text-box>
            <text:list text:style-name="L3">
              <text:list-header>
                <text:p>A system designed to ensure availability of a service during desired operation time.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How to design?</text:p>
          </draw:text-box>
        </draw:frame>
        <draw:frame presentation:style-name="pr7" draw:layer="layout" svg:width="23.548cm" svg:height="12.18cm" svg:x="3.023cm" svg:y="6.178cm" presentation:class="outline">
          <draw:text-box>
            <text:list text:style-name="L3">
              <text:list-header>
                <text:p>There's more than one way to build a highly available mouse trap.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Corosync and Pacemaker provide</text:p>
          </draw:text-box>
        </draw:frame>
        <draw:frame presentation:style-name="pr7" draw:layer="layout" svg:width="23.548cm" svg:height="12.18cm" svg:x="3.023cm" svg:y="6.178cm" presentation:class="outline">
          <draw:text-box>
            <text:list text:style-name="L3">
              <text:list-item>
                <text:p>grouping of services</text:p>
              </text:list-item>
              <text:list-item>
                <text:p>quorum</text:p>
              </text:list-item>
              <text:list-item>
                <text:p>resource monitoring</text:p>
              </text:list-item>
              <text:list-item>
                <text:p>resource management</text:p>
              </text:list-item>
              <text:list-item>
                <text:p>communication between the nodes</text:p>
              </text:list-item>
              <text:list-item>
                <text:p>node synchroniza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Corosync and Pacemaker do NOT provide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filesystem synchroniza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Enter DRBD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DRBD monitors an active filesystem and copies changes to another system</text:p>
              </text:list-item>
              <text:list-item>
                <text:p>Corosync and Pacemaker can manage DRB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My Setup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header>
                <text:p>Two servers: one active master, one passive master</text:p>
                <text:p>For example, MySQL, which also needs a data directory and an IP address</text:p>
                <text:p>HA ties all 3 services together, so if one fails, they all migrate to the passive master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Other Ways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Other SCaLE11x talks to watch</text:p>
                <text:list>
                  <text:list-item>
                    <text:list>
                      <text:list-item>
                        <text:p>Max Mether's great “High Availability Solutions for MySQL” talk from Friday</text:p>
                      </text:list-item>
                      <text:list-item>
                        <text:p>Kirill Kolyshkin's "Checkpoint, Restore, Live Migration and beyond" talk from Saturd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user-transformed="true">
            <draw:text-box>
              <text:p>Didn't find slide during presentation.</text:p>
              <text:p/>
              <text:p>Added Kiril's talk.</text:p>
            </draw:text-box>
          </draw:frame>
        </presentation:notes>
      </draw:page>
      <draw:page draw:name="page9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Grouping services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Require all services in the group be active on the same server</text:p>
                <text:list>
                  <text:list-item>
                    <text:list>
                      <text:list-item>
                        <text:p>e.g. MySQL, DRBD and virtual IP</text:p>
                      </text:list-item>
                    </text:list>
                  </text:list-item>
                </text:list>
              </text:list-item>
              <text:list-item>
                <text:p>Prefer services run on different servers</text:p>
                <text:list>
                  <text:list-item>
                    <text:list>
                      <text:list-item>
                        <text:p>e.g. Apache on one server and MySQL on anoth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Example outages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Big DB</text:p>
              </text:list-item>
              <text:list-item>
                <text:p>Small DB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Causes of a service outage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Configurable delay in marking service as down</text:p>
                <text:list>
                  <text:list-item>
                    <text:list>
                      <text:list-item>
                        <text:p>Short enough to avoid long delays</text:p>
                      </text:list-item>
                      <text:list-item>
                        <text:p>Long enough to avoid unecessary failovers</text:p>
                      </text:list-item>
                    </text:list>
                  </text:list-item>
                </text:list>
              </text:list-item>
              <text:list-item>
                <text:p>Active connections are dropped</text:p>
              </text:list-item>
              <text:list-item>
                <text:p>Delay in restarting servic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Caveats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Definite service outage in case of failover</text:p>
              </text:list-item>
              <text:list-item>
                <text:p>DRBD syncs the entire disk</text:p>
                <text:list>
                  <text:list-item>
                    <text:list>
                      <text:list-item>
                        <text:p>Not just the parts that have data</text:p>
                      </text:list-item>
                    </text:list>
                  </text:list-item>
                </text:list>
              </text:list-item>
              <text:list-item>
                <text:p>Double the cost</text:p>
                <text:list>
                  <text:list-item>
                    <text:list>
                      <text:list-item>
                        <text:p>Warm spare using power and network ports</text:p>
                      </text:list-item>
                      <text:list-item>
                        <text:p>No added capacity</text:p>
                      </text:list-item>
                    </text:list>
                  </text:list-item>
                </text:list>
              </text:list-item>
              <text:list-item>
                <text:p>Passwordless SSH key</text:p>
              </text:list-item>
              <text:list-item>
                <text:p>STONITH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Monitoring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Self-monitoring</text:p>
              </text:list-item>
              <text:list-item>
                <text:p>You need to know something happened even if it was automagically fixed</text:p>
              </text:list-item>
              <text:list-item>
                <text:p>Trust, but verify</text:p>
                <text:list>
                  <text:list-item>
                    <text:list>
                      <text:list-item>
                        <text:p>config, trust, monitor, audit and verif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prs-strategy" presentation:presentation-page-layout-name="AL2T1">
        <draw:frame presentation:style-name="pr1" draw:layer="layout" svg:width="23.911cm" svg:height="3.506cm" svg:x="2.058cm" svg:y="0.325cm" presentation:class="title" presentation:user-transformed="true">
          <draw:text-box>
            <text:p>cat /proc/drbd</text:p>
          </draw:text-box>
        </draw:frame>
        <draw:frame presentation:style-name="pr8" draw:text-style-name="P2" draw:layer="layout" svg:width="23.548cm" svg:height="12.18cm" svg:x="3.023cm" svg:y="6.178cm" presentation:class="outline" presentation:user-transformed="true">
          <draw:text-box>
            <text:p><text:span text:style-name="T2">ha1:$ cat /proc/drbd</text:span></text:p>
            <text:p><text:span text:style-name="T2">version: 8.3.9 (api:88/proto:86-95)</text:span></text:p>
            <text:p><text:span text:style-name="T2">srcversion: CF228D42875CF3A43F2945A</text:span></text:p>
            <text:p><text:span text:style-name="T2"><text:s/></text:span><text:span text:style-name="T2">0: cs:Connected ro:Secondary/Primary ds:UpToDate/UpToDate C r-----</text:span></text:p>
            <text:p><text:span text:style-name="T2"><text:s text:c="4"/></text:span><text:span text:style-name="T2">ns:0 nr:37111 dw:37111 dr:0 al:0 bm:5 lo:0 pe:0 ua:0 ap:0 ep:1 wo:f oos:0</text:span></text:p>
            <text:p><text:span text:style-name="T2">ha1:$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prs-strategy" presentation:presentation-page-layout-name="AL2T1">
        <draw:frame presentation:style-name="pr1" draw:layer="layout" svg:width="23.911cm" svg:height="3.506cm" svg:x="2.058cm" svg:y="0.325cm" presentation:class="title" presentation:user-transformed="true">
          <draw:text-box>
            <text:p>cat /proc/drbd explained</text:p>
          </draw:text-box>
        </draw:frame>
        <draw:frame presentation:style-name="pr8" draw:text-style-name="P2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cs (connection state) should be Connected</text:p>
              </text:list-item>
              <text:list-item>
                <text:p>ro (roles) should be combo of Primary and Secondary</text:p>
              </text:list-item>
              <text:list-item>
                <text:p>ds (disk states) should be UpToDate or Consistent</text:p>
              </text:list-item>
              <text:list-item>
                <text:p>oos (out of sync) should be zero</text:p>
                <text:p/>
              </text:list-item>
            </text:list>
            <text:p><text:span text:style-name="T2">ha1:$ cat /proc/drbd</text:span></text:p>
            <text:p><text:span text:style-name="T2">version: 8.3.9 (api:88/proto:86-95)</text:span></text:p>
            <text:p><text:span text:style-name="T2">srcversion: CF228D42875CF3A43F2945A</text:span></text:p>
            <text:p><text:span text:style-name="T2"><text:s/></text:span><text:span text:style-name="T2">0: cs:Connected ro:Secondary/Primary ds:UpToDate/UpToDate C r-----</text:span></text:p>
            <text:p><text:span text:style-name="T2"><text:s text:c="4"/></text:span><text:span text:style-name="T2">ns:0 nr:37111 dw:37111 dr:0 al:0 bm:5 lo:0 pe:0 ua:0 ap:0 ep:1 wo:f oos:0</text:span></text:p>
            <text:p><text:span text:style-name="T2">ha1:$</text:span></text:p>
            <text:p><text:span text:style-name="T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prs-strategy" presentation:presentation-page-layout-name="AL2T1">
        <draw:frame presentation:style-name="pr9" draw:layer="layout" svg:width="23.911cm" svg:height="2.723cm" svg:x="2.058cm" svg:y="0.716cm" presentation:class="title" presentation:user-transformed="true">
          <draw:text-box>
            <text:p>crm status</text:p>
          </draw:text-box>
        </draw:frame>
        <draw:frame presentation:style-name="pr7" draw:layer="layout" svg:width="23.548cm" svg:height="13.51cm" svg:x="3.302cm" svg:y="3.556cm" presentation:class="outline" presentation:user-transformed="true">
          <draw:text-box>
            <text:p><text:span text:style-name="T2">ha1:$ sudo crm status | grep -Ev '^=*$'</text:span></text:p>
            <text:p><text:span text:style-name="T2">Last updated: Thu Feb 14 09:09:50 2013</text:span></text:p>
            <text:p><text:span text:style-name="T2">Stack: openais</text:span></text:p>
            <text:p><text:span text:style-name="T2">Current DC: ha1 - partition with quorum</text:span></text:p>
            <text:p><text:span text:style-name="T2">Version: 1.0.9-74392a28b7f31d7ddc86689598bd23114f58978b</text:span></text:p>
            <text:p><text:span text:style-name="T2">2 Nodes configured, 2 expected votes</text:span></text:p>
            <text:p><text:span text:style-name="T2">2 Resources configured.</text:span></text:p>
            <text:p><text:span text:style-name="T2">Online: [ ha1 ha2 ]</text:span></text:p>
            <text:p><text:span text:style-name="T2"><text:s/></text:span><text:span text:style-name="T2">Master/Slave Set: ms_drbd_database</text:span></text:p>
            <text:p><text:span text:style-name="T2"><text:s text:c="5"/></text:span><text:span text:style-name="T2">Masters: [ ha2 ]</text:span></text:p>
            <text:p><text:span text:style-name="T2"><text:s text:c="5"/></text:span><text:span text:style-name="T2">Slaves: [ ha1 ]</text:span></text:p>
            <text:p><text:span text:style-name="T2"><text:s/></text:span><text:span text:style-name="T2">Resource Group: mysql</text:span></text:p>
            <text:p><text:span text:style-name="T2"><text:s text:c="5"/></text:span><text:span text:style-name="T2">fs_db <text:s text:c="5"/>(ocf::heartbeat:Filesystem): <text:s text:c="3"/>Started ha2</text:span></text:p>
            <text:p><text:span text:style-name="T2"><text:s text:c="5"/></text:span><text:span text:style-name="T2">ip_mysql <text:s text:c="2"/>(ocf::heartbeat:IPaddr2): <text:s text:c="6"/>Started ha2</text:span></text:p>
            <text:p><text:span text:style-name="T2"><text:s text:c="5"/></text:span><text:span text:style-name="T2">app_mysqld (lsb:mysql): <text:s text:c="3"/>Started ha2</text:span></text:p>
            <text:p><text:span text:style-name="T2">Failed actions:</text:span></text:p>
            <text:p><text:span text:style-name="T2"><text:s text:c="4"/></text:span><text:span text:style-name="T2">drbd_database:0_promote_0 (node=ha1, call=9, rc=1, status=complete): unknown error</text:span></text:p>
            <text:p><text:span text:style-name="T2">ha1:$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crm configure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crm configure show – shows the current configuration</text:p>
              </text:list-item>
              <text:list-item>
                <text:p>crm configure edit – should not do live edits, do as I say, not as I do :)</text:p>
              </text:list-item>
              <text:list-item>
                <text:p>crm node online $node</text:p>
              </text:list-item>
              <text:list-item>
                <text:p>crm node standby $node</text:p>
              </text:list-item>
              <text:list-item>
                <text:p>crm resource cleanup $resource</text:p>
              </text:list-item>
              <text:list-item>
                <text:p>crm resource start $resource</text:p>
              </text:list-item>
              <text:list-item>
                <text:p>crm resource stop $resource</text:p>
              </text:list-item>
              <text:list-item>
                <text:p>crm resource promote $resource</text:p>
              </text:list-item>
              <text:list-item>
                <text:p>crm resource migrate $resourc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Fencing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Fencing tells a resource to try to stay on a particular node or to avoid a particular node</text:p>
              </text:list-item>
              <text:list-item>
                <text:p>crm resource migrate causes fencin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Configurations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Have to be exactly the same on both masters</text:p>
              </text:list-item>
              <text:list-item>
                <text:p>Can't be synchronized via DRB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DRBD Configuration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/etc/drbd.d/global_common.conf – defaults</text:p>
              </text:list-item>
              <text:list-item>
                <text:p>/etc/drbd.d/drbd0.res</text:p>
              </text:list-item>
            </text:list>
            <text:p><text:s text:c="2"/><text:span text:style-name="T2">on ha1 {</text:span></text:p>
            <text:p><text:span text:style-name="T2"><text:s text:c="4"/></text:span><text:span text:style-name="T2">device <text:s text:c="4"/>/dev/drbd0;</text:span></text:p>
            <text:p><text:span text:style-name="T2"><text:s text:c="4"/></text:span><text:span text:style-name="T2">disk <text:s text:c="6"/>/dev/us1004lvm/db;</text:span></text:p>
            <text:p><text:span text:style-name="T2"><text:s text:c="4"/></text:span><text:span text:style-name="T2">address <text:s text:c="3"/>192.168.122.50:7788;</text:span></text:p>
            <text:p><text:span text:style-name="T2"><text:s text:c="4"/></text:span><text:span text:style-name="T2">flexible-meta-disk <text:s/>/dev/us1004lvm/dbmeta;</text:span></text:p>
            <text:p><text:span text:style-name="T2"><text:s text:c="2"/></text:span><text:span text:style-name="T2">}</text:span></text:p>
            <text:p><text:span text:style-name="T2"><text:s text:c="2"/></text:span><text:span text:style-name="T2">on ha2 {</text:span></text:p>
            <text:p><text:span text:style-name="T2"><text:s text:c="4"/></text:span><text:span text:style-name="T2">device <text:s text:c="3"/>/dev/drbd0;</text:span></text:p>
            <text:p><text:span text:style-name="T2"><text:s text:c="4"/></text:span><text:span text:style-name="T2">disk <text:s text:c="5"/>/dev/us1004lvm/db;</text:span></text:p>
            <text:p><text:span text:style-name="T2"><text:s text:c="4"/></text:span><text:span text:style-name="T2">address <text:s text:c="2"/>192.168.122.51:7788;</text:span></text:p>
            <text:p><text:span text:style-name="T2"><text:s text:c="4"/></text:span><text:span text:style-name="T2">flexible-meta-disk /dev/us1004lvm/dbmeta;</text:span></text:p>
            <text:p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Corosync configuration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/etc/corosync/corosync.conf</text:p>
              </text:list-item>
            </text:list>
            <text:p><text:s text:c="5"/><text:span text:style-name="T2"><text:s text:c="3"/></text:span><text:span text:style-name="T2">interface {</text:span></text:p>
            <text:p><text:span text:style-name="T2"><text:s text:c="16"/></text:span><text:span text:style-name="T2">ringnumber: 0</text:span></text:p>
            <text:p><text:span text:style-name="T2"><text:s text:c="16"/></text:span><text:span text:style-name="T2">bindnetaddr: 192.168.122.0</text:span></text:p>
            <text:p><text:span text:style-name="T2"><text:s text:c="16"/></text:span><text:span text:style-name="T2">mcastaddr: 226.94.1.12</text:span></text:p>
            <text:p><text:span text:style-name="T2"><text:s text:c="16"/></text:span><text:span text:style-name="T2">mcastport: 5405</text:span></text:p>
            <text:p><text:span text:style-name="T2"><text:s text:c="8"/></text:span><text:span text:style-name="T2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p>Pacemaker configuration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/etc/corosync/corosync.conf</text:p>
              </text:list-item>
            </text:list>
            <text:p><text:span text:style-name="T2">service {</text:span></text:p>
            <text:p><text:span text:style-name="T2"><text:s text:c="8"/></text:span><text:span text:style-name="T2">ver: <text:s text:c="6"/>0</text:span></text:p>
            <text:p><text:span text:style-name="T2"><text:s text:c="8"/></text:span><text:span text:style-name="T2">name: <text:s text:c="5"/>pacemaker</text:span></text:p>
            <text:p><text:span text:style-name="T2">}</text:span></text:p>
            <text:list text:continue-numbering="true" text:style-name="L3">
              <text:list-item>
                <text:p>/etc/corosync/service.d/pcmk</text:p>
              </text:list-item>
            </text:list>
            <text:p><text:span text:style-name="T2">service {</text:span></text:p>
            <text:p><text:span text:style-name="T2"><text:s text:c="8"/></text:span><text:span text:style-name="T2"># Load the Pacemaker Cluster Resource Manager</text:span></text:p>
            <text:p><text:span text:style-name="T2"><text:s text:c="8"/></text:span><text:span text:style-name="T2">name: pacemaker</text:span></text:p>
            <text:p><text:span text:style-name="T2"><text:s text:c="8"/></text:span><text:span text:style-name="T2">ver: 1</text:span></text:p>
            <text:p><text:span text:style-name="T2">}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user-transformed="tru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3">
              <text:list-item>
                <text:p>project web sites</text:p>
              </text:list-item>
              <text:list-item>
                <text:p>clusters from scratch</text:p>
              </text:list-item>
              <text:list-item>
                <text:p>search for pacemaker, drbd and distribution</text:p>
              </text:list-item>
              <text:list-item>
                <text:p>SCaLE 11x talks</text:p>
                <text:list>
                  <text:list-item>
                    <text:p><text:a xlink:href="http://www.socallinuxexpo.org/scale11x/presentations/high-availability-solutions-mysql" xlink:type="simple">High Availability Solutions for MySQL</text:a> by <text:a xlink:href="http://www.socallinuxexpo.org/scale11x/speakers/max-mether" xlink:type="simple">Max Mether</text:a></text:p>
                  </text:list-item>
                  <text:list-item>
                    <text:p><text:a xlink:href="http://www.socallinuxexpo.org/scale11x/presentations/checkpoint-restore-live-migration-and-beyond" xlink:type="simple">Checkpoint, Restore, Live Migration and beyond</text:a> by <text:a xlink:href="http://www.socallinuxexpo.org/scale11x/speakers/kirill-kolyshkin" xlink:type="simple">Kirill Kolyshki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2.18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r.hans </meta:initial-creator>
    <meta:creation-date>2013-02-24T14:01:58</meta:creation-date>
    <dc:date>2013-03-12T00:59:19</dc:date>
    <meta:editing-duration>PT1H48M46S</meta:editing-duration>
    <meta:editing-cycles>18</meta:editing-cycles>
    <meta:generator>LibreOffice/3.5$Linux_X86_64 LibreOffice_project/350m1$Build-2</meta:generator>
    <meta:keyword>HA GNU Linux Pacemaker Corosync DRBD MySQL</meta:keyword>
    <dc:title>High Availability with Pacemaker, Corosync and DRBD</dc:title>
    <meta:document-statistic meta:object-count="118"/>
  </office:meta>
</office:document-meta>
</file>